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f76" officeooo:paragraph-rsid="00141f76"/>
    </style:style>
    <style:style style:name="P2" style:family="paragraph" style:parent-style-name="Standard">
      <style:text-properties officeooo:rsid="00144313" officeooo:paragraph-rsid="001443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x o check 01 → 1</text:p>
      <text:p text:style-name="P2">json cr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04:04:55.644047961</meta:creation-date>
    <dc:date>2018-01-01T04:58:42.997600869</dc:date>
    <meta:editing-duration>PT41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2" meta:word-count="8" meta:character-count="28" meta:non-whitespace-character-count="22"/>
  </office:meta>
</office:document-meta>
</file>